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5917in"/>
    </style:style>
    <style:style style:name="co4" style:family="table-column">
      <style:table-column-properties fo:break-before="auto" style:column-width="1.1598in"/>
    </style:style>
    <style:style style:name="co5" style:family="table-column">
      <style:table-column-properties fo:break-before="auto" style:column-width="1.3783in"/>
    </style:style>
    <style:style style:name="co6" style:family="table-column">
      <style:table-column-properties fo:break-before="auto" style:column-width="0.7665in"/>
    </style:style>
    <style:style style:name="co7" style:family="table-column">
      <style:table-column-properties fo:break-before="auto" style:column-width="0.6791in"/>
    </style:style>
    <style:style style:name="co8" style:family="table-column">
      <style:table-column-properties fo:break-before="auto" style:column-width="0.8209in"/>
    </style:style>
    <style:style style:name="co9" style:family="table-column">
      <style:table-column-properties fo:break-before="auto" style:column-width="1.2252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1.0508in"/>
    </style:style>
    <style:style style:name="co12" style:family="table-column">
      <style:table-column-properties fo:break-before="auto" style:column-width="1.0835in"/>
    </style:style>
    <style:style style:name="co13" style:family="table-column">
      <style:table-column-properties fo:break-before="auto" style:column-width="0.5807in"/>
    </style:style>
    <style:style style:name="co14" style:family="table-column">
      <style:table-column-properties fo:break-before="auto" style:column-width="1.0071in"/>
    </style:style>
    <style:style style:name="co15" style:family="table-column">
      <style:table-column-properties fo:break-before="auto" style:column-width="1.1811in"/>
    </style:style>
    <style:style style:name="co16" style:family="table-column">
      <style:table-column-properties fo:break-before="auto" style:column-width="0.8646in"/>
    </style:style>
    <style:style style:name="co17" style:family="table-column">
      <style:table-column-properties fo:break-before="auto" style:column-width="0.5154in"/>
    </style:style>
    <style:style style:name="co18" style:family="table-column">
      <style:table-column-properties fo:break-before="auto" style:column-width="0.7335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row table:style-name="ro1">
          <table:table-cell office:value-type="string">
            <text:p>fecha</text:p>
          </table:table-cell>
          <table:table-cell office:value-type="string">
            <text:p>objective</text:p>
          </table:table-cell>
          <table:table-cell office:value-type="string">
            <text:p>metric</text:p>
          </table:table-cell>
          <table:table-cell office:value-type="string">
            <text:p>first_metric_only</text:p>
          </table:table-cell>
          <table:table-cell office:value-type="string">
            <text:p>boost_from_average</text:p>
          </table:table-cell>
          <table:table-cell office:value-type="string">
            <text:p>feature_pre_filter</text:p>
          </table:table-cell>
          <table:table-cell office:value-type="string">
            <text:p>lambda_l1</text:p>
          </table:table-cell>
          <table:table-cell office:value-type="string">
            <text:p>lambda_l2</text:p>
          </table:table-cell>
          <table:table-cell office:value-type="string">
            <text:p>verbosity</text:p>
          </table:table-cell>
          <table:table-cell office:value-type="string">
            <text:p>max_depth</text:p>
          </table:table-cell>
          <table:table-cell office:value-type="string">
            <text:p>min_gain_to_split</text:p>
          </table:table-cell>
          <table:table-cell office:value-type="string">
            <text:p>max_bin</text:p>
          </table:table-cell>
          <table:table-cell office:value-type="string">
            <text:p>num_iterations</text:p>
          </table:table-cell>
          <table:table-cell office:value-type="string">
            <text:p>force_row_wise</text:p>
          </table:table-cell>
          <table:table-cell office:value-type="string">
            <text:p>seed</text:p>
          </table:table-cell>
          <table:table-cell office:value-type="string">
            <text:p>learning_rate</text:p>
          </table:table-cell>
          <table:table-cell office:value-type="string">
            <text:p>feature_fraction</text:p>
          </table:table-cell>
          <table:table-cell office:value-type="string">
            <text:p>min_data_in_leaf</text:p>
          </table:table-cell>
          <table:table-cell office:value-type="string">
            <text:p>num_leaves</text:p>
          </table:table-cell>
          <table:table-cell office:value-type="string">
            <text:p>envios</text:p>
          </table:table-cell>
          <table:table-cell office:value-type="string">
            <text:p>ganancia</text:p>
          </table:table-cell>
          <table:table-cell office:value-type="string">
            <text:p>iteracion</text:p>
          </table:table-cell>
        </table:table-row>
        <table:table-row table:style-name="ro1">
          <table:table-cell office:value-type="string">
            <text:p>20221019 08123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912">
            <text:p>191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36532180012423">
            <text:p>0.0053653218</text:p>
          </table:table-cell>
          <table:table-cell office:value-type="float" office:value="0.402885297815602">
            <text:p>0.4028852978</text:p>
          </table:table-cell>
          <table:table-cell office:value-type="float" office:value="1259">
            <text:p>1259</text:p>
          </table:table-cell>
          <table:table-cell office:value-type="float" office:value="16">
            <text:p>16</text:p>
          </table:table-cell>
          <table:table-cell office:value-type="float" office:value="7738">
            <text:p>7738</text:p>
          </table:table-cell>
          <table:table-cell office:value-type="float" office:value="27410000">
            <text:p>27410000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20221019 08534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54">
            <text:p>35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16443534251682">
            <text:p>0.0116443534</text:p>
          </table:table-cell>
          <table:table-cell office:value-type="float" office:value="0.99762223135447">
            <text:p>0.9976222314</text:p>
          </table:table-cell>
          <table:table-cell office:value-type="float" office:value="535">
            <text:p>535</text:p>
          </table:table-cell>
          <table:table-cell office:value-type="float" office:value="376">
            <text:p>376</text:p>
          </table:table-cell>
          <table:table-cell office:value-type="float" office:value="9139">
            <text:p>9139</text:p>
          </table:table-cell>
          <table:table-cell office:value-type="float" office:value="27410000">
            <text:p>27410000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20221019 06581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96">
            <text:p>159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39703264195443">
            <text:p>0.0053970326</text:p>
          </table:table-cell>
          <table:table-cell office:value-type="float" office:value="0.401824802386531">
            <text:p>0.4018248024</text:p>
          </table:table-cell>
          <table:table-cell office:value-type="float" office:value="847">
            <text:p>847</text:p>
          </table:table-cell>
          <table:table-cell office:value-type="float" office:value="16">
            <text:p>16</text:p>
          </table:table-cell>
          <table:table-cell office:value-type="float" office:value="7784">
            <text:p>7784</text:p>
          </table:table-cell>
          <table:table-cell office:value-type="float" office:value="27400000">
            <text:p>27400000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20221019 06192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6">
            <text:p>11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675253927068507">
            <text:p>0.0675253927</text:p>
          </table:table-cell>
          <table:table-cell office:value-type="float" office:value="0.720077111889638">
            <text:p>0.7200771119</text:p>
          </table:table-cell>
          <table:table-cell office:value-type="float" office:value="817">
            <text:p>817</text:p>
          </table:table-cell>
          <table:table-cell office:value-type="float" office:value="16">
            <text:p>16</text:p>
          </table:table-cell>
          <table:table-cell office:value-type="float" office:value="7557">
            <text:p>7557</text:p>
          </table:table-cell>
          <table:table-cell office:value-type="float" office:value="27290000">
            <text:p>2729000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20221019 07492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94">
            <text:p>159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43072667627379">
            <text:p>0.0054307267</text:p>
          </table:table-cell>
          <table:table-cell office:value-type="float" office:value="0.390933187002667">
            <text:p>0.390933187</text:p>
          </table:table-cell>
          <table:table-cell office:value-type="float" office:value="762">
            <text:p>762</text:p>
          </table:table-cell>
          <table:table-cell office:value-type="float" office:value="23">
            <text:p>23</text:p>
          </table:table-cell>
          <table:table-cell office:value-type="float" office:value="8395">
            <text:p>8395</text:p>
          </table:table-cell>
          <table:table-cell office:value-type="float" office:value="27290000">
            <text:p>2729000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20221019 06350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39">
            <text:p>133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5289394170493">
            <text:p>0.0051528939</text:p>
          </table:table-cell>
          <table:table-cell office:value-type="float" office:value="0.318385284502302">
            <text:p>0.3183852845</text:p>
          </table:table-cell>
          <table:table-cell office:value-type="float" office:value="879">
            <text:p>879</text:p>
          </table:table-cell>
          <table:table-cell office:value-type="float" office:value="18">
            <text:p>18</text:p>
          </table:table-cell>
          <table:table-cell office:value-type="float" office:value="7847">
            <text:p>7847</text:p>
          </table:table-cell>
          <table:table-cell office:value-type="float" office:value="27270000">
            <text:p>2727000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20221019 05565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18">
            <text:p>121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7891075324303">
            <text:p>0.0050789108</text:p>
          </table:table-cell>
          <table:table-cell office:value-type="float" office:value="0.654765601001009">
            <text:p>0.654765601</text:p>
          </table:table-cell>
          <table:table-cell office:value-type="float" office:value="893">
            <text:p>893</text:p>
          </table:table-cell>
          <table:table-cell office:value-type="float" office:value="17">
            <text:p>17</text:p>
          </table:table-cell>
          <table:table-cell office:value-type="float" office:value="7651">
            <text:p>7651</text:p>
          </table:table-cell>
          <table:table-cell office:value-type="float" office:value="27260000">
            <text:p>2726000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0221019 08224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86">
            <text:p>108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3098457895366">
            <text:p>0.0051309846</text:p>
          </table:table-cell>
          <table:table-cell office:value-type="float" office:value="0.386155023037924">
            <text:p>0.386155023</text:p>
          </table:table-cell>
          <table:table-cell office:value-type="float" office:value="1287">
            <text:p>1287</text:p>
          </table:table-cell>
          <table:table-cell office:value-type="float" office:value="567">
            <text:p>567</text:p>
          </table:table-cell>
          <table:table-cell office:value-type="float" office:value="7722">
            <text:p>7722</text:p>
          </table:table-cell>
          <table:table-cell office:value-type="float" office:value="27200000">
            <text:p>2720000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20221019 06413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71">
            <text:p>17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65274331494801">
            <text:p>0.0365274331</text:p>
          </table:table-cell>
          <table:table-cell office:value-type="float" office:value="0.700215202335373">
            <text:p>0.7002152023</text:p>
          </table:table-cell>
          <table:table-cell office:value-type="float" office:value="865">
            <text:p>865</text:p>
          </table:table-cell>
          <table:table-cell office:value-type="float" office:value="373">
            <text:p>373</text:p>
          </table:table-cell>
          <table:table-cell office:value-type="float" office:value="7589">
            <text:p>7589</text:p>
          </table:table-cell>
          <table:table-cell office:value-type="float" office:value="27150000">
            <text:p>2715000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20221019 08174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820">
            <text:p>182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9004241343126">
            <text:p>0.0051900424</text:p>
          </table:table-cell>
          <table:table-cell office:value-type="float" office:value="0.23171924319386">
            <text:p>0.2317192432</text:p>
          </table:table-cell>
          <table:table-cell office:value-type="float" office:value="1329">
            <text:p>1329</text:p>
          </table:table-cell>
          <table:table-cell office:value-type="float" office:value="25">
            <text:p>25</text:p>
          </table:table-cell>
          <table:table-cell office:value-type="float" office:value="7546">
            <text:p>7546</text:p>
          </table:table-cell>
          <table:table-cell office:value-type="float" office:value="27150000">
            <text:p>27150000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20221019 06354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528669957858716">
            <text:p>0.0528669958</text:p>
          </table:table-cell>
          <table:table-cell office:value-type="float" office:value="0.725003945421688">
            <text:p>0.7250039454</text:p>
          </table:table-cell>
          <table:table-cell office:value-type="float" office:value="1390">
            <text:p>1390</text:p>
          </table:table-cell>
          <table:table-cell office:value-type="float" office:value="614">
            <text:p>614</text:p>
          </table:table-cell>
          <table:table-cell office:value-type="float" office:value="7659">
            <text:p>7659</text:p>
          </table:table-cell>
          <table:table-cell office:value-type="float" office:value="27090000">
            <text:p>2709000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20221019 09105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30">
            <text:p>103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856739145223888">
            <text:p>0.0085673915</text:p>
          </table:table-cell>
          <table:table-cell office:value-type="float" office:value="0.725424615103692">
            <text:p>0.7254246151</text:p>
          </table:table-cell>
          <table:table-cell office:value-type="float" office:value="710">
            <text:p>710</text:p>
          </table:table-cell>
          <table:table-cell office:value-type="float" office:value="785">
            <text:p>785</text:p>
          </table:table-cell>
          <table:table-cell office:value-type="float" office:value="9099">
            <text:p>9099</text:p>
          </table:table-cell>
          <table:table-cell office:value-type="float" office:value="27090000">
            <text:p>27090000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20221019 07331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17">
            <text:p>111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606621275850677">
            <text:p>0.0060662128</text:p>
          </table:table-cell>
          <table:table-cell office:value-type="float" office:value="0.995133244261668">
            <text:p>0.9951332443</text:p>
          </table:table-cell>
          <table:table-cell office:value-type="float" office:value="757">
            <text:p>757</text:p>
          </table:table-cell>
          <table:table-cell office:value-type="float" office:value="50">
            <text:p>50</text:p>
          </table:table-cell>
          <table:table-cell office:value-type="float" office:value="8948">
            <text:p>8948</text:p>
          </table:table-cell>
          <table:table-cell office:value-type="float" office:value="27070000">
            <text:p>2707000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20221019 05515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52">
            <text:p>115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68446934890585">
            <text:p>0.0056844693</text:p>
          </table:table-cell>
          <table:table-cell office:value-type="float" office:value="0.492468819865091">
            <text:p>0.4924688199</text:p>
          </table:table-cell>
          <table:table-cell office:value-type="float" office:value="1042">
            <text:p>1042</text:p>
          </table:table-cell>
          <table:table-cell office:value-type="float" office:value="16">
            <text:p>16</text:p>
          </table:table-cell>
          <table:table-cell office:value-type="float" office:value="7355">
            <text:p>7355</text:p>
          </table:table-cell>
          <table:table-cell office:value-type="float" office:value="27050000">
            <text:p>2705000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20221019 08550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70">
            <text:p>17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35831910320701">
            <text:p>0.023583191</text:p>
          </table:table-cell>
          <table:table-cell office:value-type="float" office:value="0.999683155819932">
            <text:p>0.9996831558</text:p>
          </table:table-cell>
          <table:table-cell office:value-type="float" office:value="560">
            <text:p>560</text:p>
          </table:table-cell>
          <table:table-cell office:value-type="float" office:value="375">
            <text:p>375</text:p>
          </table:table-cell>
          <table:table-cell office:value-type="float" office:value="8839">
            <text:p>8839</text:p>
          </table:table-cell>
          <table:table-cell office:value-type="float" office:value="27050000">
            <text:p>27050000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20221019 07143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22">
            <text:p>62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872367340328241">
            <text:p>0.0087236734</text:p>
          </table:table-cell>
          <table:table-cell office:value-type="float" office:value="0.999766758787941">
            <text:p>0.9997667588</text:p>
          </table:table-cell>
          <table:table-cell office:value-type="float" office:value="812">
            <text:p>812</text:p>
          </table:table-cell>
          <table:table-cell office:value-type="float" office:value="859">
            <text:p>859</text:p>
          </table:table-cell>
          <table:table-cell office:value-type="float" office:value="8562">
            <text:p>8562</text:p>
          </table:table-cell>
          <table:table-cell office:value-type="float" office:value="27040000">
            <text:p>27040000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20221019 07063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032">
            <text:p>203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69388931891057">
            <text:p>0.0056938893</text:p>
          </table:table-cell>
          <table:table-cell office:value-type="float" office:value="0.409801669684057">
            <text:p>0.4098016697</text:p>
          </table:table-cell>
          <table:table-cell office:value-type="float" office:value="880">
            <text:p>880</text:p>
          </table:table-cell>
          <table:table-cell office:value-type="float" office:value="16">
            <text:p>16</text:p>
          </table:table-cell>
          <table:table-cell office:value-type="float" office:value="9486">
            <text:p>9486</text:p>
          </table:table-cell>
          <table:table-cell office:value-type="float" office:value="27030000">
            <text:p>2703000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20221019 08062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14">
            <text:p>151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49153139110375">
            <text:p>0.0054915314</text:p>
          </table:table-cell>
          <table:table-cell office:value-type="float" office:value="0.229638626941633">
            <text:p>0.2296386269</text:p>
          </table:table-cell>
          <table:table-cell office:value-type="float" office:value="1361">
            <text:p>1361</text:p>
          </table:table-cell>
          <table:table-cell office:value-type="float" office:value="921">
            <text:p>921</text:p>
          </table:table-cell>
          <table:table-cell office:value-type="float" office:value="7573">
            <text:p>7573</text:p>
          </table:table-cell>
          <table:table-cell office:value-type="float" office:value="27020000">
            <text:p>2702000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20221019 06135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33">
            <text:p>73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614115334375285">
            <text:p>0.0061411533</text:p>
          </table:table-cell>
          <table:table-cell office:value-type="float" office:value="0.597348185599782">
            <text:p>0.5973481856</text:p>
          </table:table-cell>
          <table:table-cell office:value-type="float" office:value="736">
            <text:p>736</text:p>
          </table:table-cell>
          <table:table-cell office:value-type="float" office:value="95">
            <text:p>95</text:p>
          </table:table-cell>
          <table:table-cell office:value-type="float" office:value="7857">
            <text:p>7857</text:p>
          </table:table-cell>
          <table:table-cell office:value-type="float" office:value="27010000">
            <text:p>2701000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0221019 06214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53">
            <text:p>25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16155059646616">
            <text:p>0.021615506</text:p>
          </table:table-cell>
          <table:table-cell office:value-type="float" office:value="0.729197252527345">
            <text:p>0.7291972525</text:p>
          </table:table-cell>
          <table:table-cell office:value-type="float" office:value="1170">
            <text:p>1170</text:p>
          </table:table-cell>
          <table:table-cell office:value-type="float" office:value="22">
            <text:p>22</text:p>
          </table:table-cell>
          <table:table-cell office:value-type="float" office:value="7939">
            <text:p>7939</text:p>
          </table:table-cell>
          <table:table-cell office:value-type="float" office:value="27010000">
            <text:p>2701000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20221019 06304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850">
            <text:p>185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6502986510375">
            <text:p>0.0050650299</text:p>
          </table:table-cell>
          <table:table-cell office:value-type="float" office:value="0.266784030745818">
            <text:p>0.2667840307</text:p>
          </table:table-cell>
          <table:table-cell office:value-type="float" office:value="815">
            <text:p>815</text:p>
          </table:table-cell>
          <table:table-cell office:value-type="float" office:value="20">
            <text:p>20</text:p>
          </table:table-cell>
          <table:table-cell office:value-type="float" office:value="9035">
            <text:p>9035</text:p>
          </table:table-cell>
          <table:table-cell office:value-type="float" office:value="26970000">
            <text:p>2697000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20221019 06203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8">
            <text:p>12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80146692630758">
            <text:p>0.0801466926</text:p>
          </table:table-cell>
          <table:table-cell office:value-type="float" office:value="0.682055534597251">
            <text:p>0.6820555346</text:p>
          </table:table-cell>
          <table:table-cell office:value-type="float" office:value="1426">
            <text:p>1426</text:p>
          </table:table-cell>
          <table:table-cell office:value-type="float" office:value="16">
            <text:p>16</text:p>
          </table:table-cell>
          <table:table-cell office:value-type="float" office:value="7404">
            <text:p>7404</text:p>
          </table:table-cell>
          <table:table-cell office:value-type="float" office:value="26960000">
            <text:p>2696000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20221019 07185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672443063112457">
            <text:p>0.0672443063</text:p>
          </table:table-cell>
          <table:table-cell office:value-type="float" office:value="0.999684701066834">
            <text:p>0.9996847011</text:p>
          </table:table-cell>
          <table:table-cell office:value-type="float" office:value="848">
            <text:p>848</text:p>
          </table:table-cell>
          <table:table-cell office:value-type="float" office:value="1024">
            <text:p>1024</text:p>
          </table:table-cell>
          <table:table-cell office:value-type="float" office:value="8542">
            <text:p>8542</text:p>
          </table:table-cell>
          <table:table-cell office:value-type="float" office:value="26920000">
            <text:p>26920000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20221019 08272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35">
            <text:p>113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7580701231968">
            <text:p>0.005075807</text:p>
          </table:table-cell>
          <table:table-cell office:value-type="float" office:value="0.273919724056239">
            <text:p>0.2739197241</text:p>
          </table:table-cell>
          <table:table-cell office:value-type="float" office:value="1372">
            <text:p>1372</text:p>
          </table:table-cell>
          <table:table-cell office:value-type="float" office:value="871">
            <text:p>871</text:p>
          </table:table-cell>
          <table:table-cell office:value-type="float" office:value="8667">
            <text:p>8667</text:p>
          </table:table-cell>
          <table:table-cell office:value-type="float" office:value="26910000">
            <text:p>2691000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20221019 05450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22">
            <text:p>32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66169350175623">
            <text:p>0.026616935</text:p>
          </table:table-cell>
          <table:table-cell office:value-type="float" office:value="0.243840000549228">
            <text:p>0.2438400005</text:p>
          </table:table-cell>
          <table:table-cell office:value-type="float" office:value="562">
            <text:p>562</text:p>
          </table:table-cell>
          <table:table-cell office:value-type="float" office:value="16">
            <text:p>16</text:p>
          </table:table-cell>
          <table:table-cell office:value-type="float" office:value="7550">
            <text:p>7550</text:p>
          </table:table-cell>
          <table:table-cell office:value-type="float" office:value="26900000">
            <text:p>2690000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0221019 06403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9">
            <text:p>9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78414422388936">
            <text:p>0.0378414422</text:p>
          </table:table-cell>
          <table:table-cell office:value-type="float" office:value="0.429926687239867">
            <text:p>0.4299266872</text:p>
          </table:table-cell>
          <table:table-cell office:value-type="float" office:value="815">
            <text:p>815</text:p>
          </table:table-cell>
          <table:table-cell office:value-type="float" office:value="85">
            <text:p>85</text:p>
          </table:table-cell>
          <table:table-cell office:value-type="float" office:value="7557">
            <text:p>7557</text:p>
          </table:table-cell>
          <table:table-cell office:value-type="float" office:value="26890000">
            <text:p>2689000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20221019 05531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47">
            <text:p>34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77241592769086">
            <text:p>0.0177241593</text:p>
          </table:table-cell>
          <table:table-cell office:value-type="float" office:value="0.349595981347601">
            <text:p>0.3495959813</text:p>
          </table:table-cell>
          <table:table-cell office:value-type="float" office:value="990">
            <text:p>990</text:p>
          </table:table-cell>
          <table:table-cell office:value-type="float" office:value="17">
            <text:p>17</text:p>
          </table:table-cell>
          <table:table-cell office:value-type="float" office:value="7052">
            <text:p>7052</text:p>
          </table:table-cell>
          <table:table-cell office:value-type="float" office:value="26860000">
            <text:p>2686000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0221019 05161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59">
            <text:p>35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31698920705567">
            <text:p>0.0331698921</text:p>
          </table:table-cell>
          <table:table-cell office:value-type="float" office:value="0.65267216877933">
            <text:p>0.6526721688</text:p>
          </table:table-cell>
          <table:table-cell office:value-type="float" office:value="2580">
            <text:p>2580</text:p>
          </table:table-cell>
          <table:table-cell office:value-type="float" office:value="441">
            <text:p>441</text:p>
          </table:table-cell>
          <table:table-cell office:value-type="float" office:value="7902">
            <text:p>7902</text:p>
          </table:table-cell>
          <table:table-cell office:value-type="float" office:value="26840000">
            <text:p>2684000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0221019 07200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520049117488037">
            <text:p>0.0520049117</text:p>
          </table:table-cell>
          <table:table-cell office:value-type="float" office:value="0.774840751151279">
            <text:p>0.7748407512</text:p>
          </table:table-cell>
          <table:table-cell office:value-type="float" office:value="847">
            <text:p>847</text:p>
          </table:table-cell>
          <table:table-cell office:value-type="float" office:value="27">
            <text:p>27</text:p>
          </table:table-cell>
          <table:table-cell office:value-type="float" office:value="8502">
            <text:p>8502</text:p>
          </table:table-cell>
          <table:table-cell office:value-type="float" office:value="26840000">
            <text:p>26840000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20221019 05043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55">
            <text:p>75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70900045342676">
            <text:p>0.0170900045</text:p>
          </table:table-cell>
          <table:table-cell office:value-type="float" office:value="0.667219030581942">
            <text:p>0.6672190306</text:p>
          </table:table-cell>
          <table:table-cell office:value-type="float" office:value="2603">
            <text:p>2603</text:p>
          </table:table-cell>
          <table:table-cell office:value-type="float" office:value="948">
            <text:p>948</text:p>
          </table:table-cell>
          <table:table-cell office:value-type="float" office:value="7812">
            <text:p>7812</text:p>
          </table:table-cell>
          <table:table-cell office:value-type="float" office:value="26780000">
            <text:p>2678000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0221019 06253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843448147068271">
            <text:p>0.0843448147</text:p>
          </table:table-cell>
          <table:table-cell office:value-type="float" office:value="0.888645291605307">
            <text:p>0.8886452916</text:p>
          </table:table-cell>
          <table:table-cell office:value-type="float" office:value="801">
            <text:p>801</text:p>
          </table:table-cell>
          <table:table-cell office:value-type="float" office:value="455">
            <text:p>455</text:p>
          </table:table-cell>
          <table:table-cell office:value-type="float" office:value="7774">
            <text:p>7774</text:p>
          </table:table-cell>
          <table:table-cell office:value-type="float" office:value="26780000">
            <text:p>2678000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20221019 08302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17352402977331">
            <text:p>0.117352403</text:p>
          </table:table-cell>
          <table:table-cell office:value-type="float" office:value="0.999798327352894">
            <text:p>0.9997983274</text:p>
          </table:table-cell>
          <table:table-cell office:value-type="float" office:value="731">
            <text:p>731</text:p>
          </table:table-cell>
          <table:table-cell office:value-type="float" office:value="30">
            <text:p>30</text:p>
          </table:table-cell>
          <table:table-cell office:value-type="float" office:value="8657">
            <text:p>8657</text:p>
          </table:table-cell>
          <table:table-cell office:value-type="float" office:value="26770000">
            <text:p>2677000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20221019 05390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70">
            <text:p>27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02080791326037">
            <text:p>0.0202080791</text:p>
          </table:table-cell>
          <table:table-cell office:value-type="float" office:value="0.221242209441907">
            <text:p>0.2212422094</text:p>
          </table:table-cell>
          <table:table-cell office:value-type="float" office:value="781">
            <text:p>781</text:p>
          </table:table-cell>
          <table:table-cell office:value-type="float" office:value="523">
            <text:p>523</text:p>
          </table:table-cell>
          <table:table-cell office:value-type="float" office:value="7983">
            <text:p>7983</text:p>
          </table:table-cell>
          <table:table-cell office:value-type="float" office:value="26760000">
            <text:p>2676000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20221019 05454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58">
            <text:p>25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471334912433875">
            <text:p>0.0471334912</text:p>
          </table:table-cell>
          <table:table-cell office:value-type="float" office:value="0.236802065101439">
            <text:p>0.2368020651</text:p>
          </table:table-cell>
          <table:table-cell office:value-type="float" office:value="1262">
            <text:p>1262</text:p>
          </table:table-cell>
          <table:table-cell office:value-type="float" office:value="16">
            <text:p>16</text:p>
          </table:table-cell>
          <table:table-cell office:value-type="float" office:value="7871">
            <text:p>7871</text:p>
          </table:table-cell>
          <table:table-cell office:value-type="float" office:value="26740000">
            <text:p>2674000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0221019 05144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76">
            <text:p>27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66343850506501">
            <text:p>0.0366343851</text:p>
          </table:table-cell>
          <table:table-cell office:value-type="float" office:value="0.579746342501444">
            <text:p>0.5797463425</text:p>
          </table:table-cell>
          <table:table-cell office:value-type="float" office:value="2411">
            <text:p>2411</text:p>
          </table:table-cell>
          <table:table-cell office:value-type="float" office:value="23">
            <text:p>23</text:p>
          </table:table-cell>
          <table:table-cell office:value-type="float" office:value="7837">
            <text:p>7837</text:p>
          </table:table-cell>
          <table:table-cell office:value-type="float" office:value="26730000">
            <text:p>2673000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0221019 06463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491803668967926">
            <text:p>0.0491803669</text:p>
          </table:table-cell>
          <table:table-cell office:value-type="float" office:value="0.999950717081656">
            <text:p>0.9999507171</text:p>
          </table:table-cell>
          <table:table-cell office:value-type="float" office:value="969">
            <text:p>969</text:p>
          </table:table-cell>
          <table:table-cell office:value-type="float" office:value="577">
            <text:p>577</text:p>
          </table:table-cell>
          <table:table-cell office:value-type="float" office:value="9608">
            <text:p>9608</text:p>
          </table:table-cell>
          <table:table-cell office:value-type="float" office:value="26710000">
            <text:p>26710000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20221019 09003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17">
            <text:p>51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9986041093873">
            <text:p>0.0051998604</text:p>
          </table:table-cell>
          <table:table-cell office:value-type="float" office:value="0.999313656451306">
            <text:p>0.9993136565</text:p>
          </table:table-cell>
          <table:table-cell office:value-type="float" office:value="392">
            <text:p>392</text:p>
          </table:table-cell>
          <table:table-cell office:value-type="float" office:value="366">
            <text:p>366</text:p>
          </table:table-cell>
          <table:table-cell office:value-type="float" office:value="9411">
            <text:p>9411</text:p>
          </table:table-cell>
          <table:table-cell office:value-type="float" office:value="26700000">
            <text:p>2670000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20221019 06220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711045529661652">
            <text:p>0.071104553</text:p>
          </table:table-cell>
          <table:table-cell office:value-type="float" office:value="0.999676149213588">
            <text:p>0.9996761492</text:p>
          </table:table-cell>
          <table:table-cell office:value-type="float" office:value="912">
            <text:p>912</text:p>
          </table:table-cell>
          <table:table-cell office:value-type="float" office:value="34">
            <text:p>34</text:p>
          </table:table-cell>
          <table:table-cell office:value-type="float" office:value="7456">
            <text:p>7456</text:p>
          </table:table-cell>
          <table:table-cell office:value-type="float" office:value="26690000">
            <text:p>266900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20221019 06393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20">
            <text:p>82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44002573482924">
            <text:p>0.0054400257</text:p>
          </table:table-cell>
          <table:table-cell office:value-type="float" office:value="0.70579400853324">
            <text:p>0.7057940085</text:p>
          </table:table-cell>
          <table:table-cell office:value-type="float" office:value="1407">
            <text:p>1407</text:p>
          </table:table-cell>
          <table:table-cell office:value-type="float" office:value="328">
            <text:p>328</text:p>
          </table:table-cell>
          <table:table-cell office:value-type="float" office:value="8863">
            <text:p>8863</text:p>
          </table:table-cell>
          <table:table-cell office:value-type="float" office:value="26680000">
            <text:p>2668000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20221019 05273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86">
            <text:p>38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506686863863725">
            <text:p>0.0506686864</text:p>
          </table:table-cell>
          <table:table-cell office:value-type="float" office:value="0.659845771374041">
            <text:p>0.6598457714</text:p>
          </table:table-cell>
          <table:table-cell office:value-type="float" office:value="2694">
            <text:p>2694</text:p>
          </table:table-cell>
          <table:table-cell office:value-type="float" office:value="258">
            <text:p>258</text:p>
          </table:table-cell>
          <table:table-cell office:value-type="float" office:value="7748">
            <text:p>7748</text:p>
          </table:table-cell>
          <table:table-cell office:value-type="float" office:value="26670000">
            <text:p>2667000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0221019 06225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785561209314787">
            <text:p>0.0785561209</text:p>
          </table:table-cell>
          <table:table-cell office:value-type="float" office:value="0.59833141657688">
            <text:p>0.5983314166</text:p>
          </table:table-cell>
          <table:table-cell office:value-type="float" office:value="988">
            <text:p>988</text:p>
          </table:table-cell>
          <table:table-cell office:value-type="float" office:value="54">
            <text:p>54</text:p>
          </table:table-cell>
          <table:table-cell office:value-type="float" office:value="7508">
            <text:p>7508</text:p>
          </table:table-cell>
          <table:table-cell office:value-type="float" office:value="26670000">
            <text:p>2667000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20221019 05262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848">
            <text:p>184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3646729579067">
            <text:p>0.0051364673</text:p>
          </table:table-cell>
          <table:table-cell office:value-type="float" office:value="0.643720451311306">
            <text:p>0.6437204513</text:p>
          </table:table-cell>
          <table:table-cell office:value-type="float" office:value="2440">
            <text:p>2440</text:p>
          </table:table-cell>
          <table:table-cell office:value-type="float" office:value="631">
            <text:p>631</text:p>
          </table:table-cell>
          <table:table-cell office:value-type="float" office:value="8077">
            <text:p>8077</text:p>
          </table:table-cell>
          <table:table-cell office:value-type="float" office:value="26650000">
            <text:p>2665000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0221019 07414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52">
            <text:p>105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9891566055399">
            <text:p>0.0050989157</text:p>
          </table:table-cell>
          <table:table-cell office:value-type="float" office:value="0.350023166166089">
            <text:p>0.3500231662</text:p>
          </table:table-cell>
          <table:table-cell office:value-type="float" office:value="690">
            <text:p>690</text:p>
          </table:table-cell>
          <table:table-cell office:value-type="float" office:value="943">
            <text:p>943</text:p>
          </table:table-cell>
          <table:table-cell office:value-type="float" office:value="9595">
            <text:p>9595</text:p>
          </table:table-cell>
          <table:table-cell office:value-type="float" office:value="26650000">
            <text:p>2665000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20221019 06184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95">
            <text:p>79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32554205083767">
            <text:p>0.0053255421</text:p>
          </table:table-cell>
          <table:table-cell office:value-type="float" office:value="0.674744647274497">
            <text:p>0.6747446473</text:p>
          </table:table-cell>
          <table:table-cell office:value-type="float" office:value="1087">
            <text:p>1087</text:p>
          </table:table-cell>
          <table:table-cell office:value-type="float" office:value="118">
            <text:p>118</text:p>
          </table:table-cell>
          <table:table-cell office:value-type="float" office:value="9832">
            <text:p>9832</text:p>
          </table:table-cell>
          <table:table-cell office:value-type="float" office:value="26580000">
            <text:p>2658000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20221019 05435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93">
            <text:p>59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74069858941218">
            <text:p>0.0174069859</text:p>
          </table:table-cell>
          <table:table-cell office:value-type="float" office:value="0.200026826118948">
            <text:p>0.2000268261</text:p>
          </table:table-cell>
          <table:table-cell office:value-type="float" office:value="2563">
            <text:p>2563</text:p>
          </table:table-cell>
          <table:table-cell office:value-type="float" office:value="542">
            <text:p>542</text:p>
          </table:table-cell>
          <table:table-cell office:value-type="float" office:value="7801">
            <text:p>7801</text:p>
          </table:table-cell>
          <table:table-cell office:value-type="float" office:value="26560000">
            <text:p>2656000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0221019 04513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31">
            <text:p>33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565196822989383">
            <text:p>0.0565196823</text:p>
          </table:table-cell>
          <table:table-cell office:value-type="float" office:value="0.54924321631901">
            <text:p>0.5492432163</text:p>
          </table:table-cell>
          <table:table-cell office:value-type="float" office:value="2368">
            <text:p>2368</text:p>
          </table:table-cell>
          <table:table-cell office:value-type="float" office:value="33">
            <text:p>33</text:p>
          </table:table-cell>
          <table:table-cell office:value-type="float" office:value="6765">
            <text:p>6765</text:p>
          </table:table-cell>
          <table:table-cell office:value-type="float" office:value="26550000">
            <text:p>2655000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221019 07181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75">
            <text:p>77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789336654342926">
            <text:p>0.0078933665</text:p>
          </table:table-cell>
          <table:table-cell office:value-type="float" office:value="0.893785897318438">
            <text:p>0.8937858973</text:p>
          </table:table-cell>
          <table:table-cell office:value-type="float" office:value="905">
            <text:p>905</text:p>
          </table:table-cell>
          <table:table-cell office:value-type="float" office:value="1024">
            <text:p>1024</text:p>
          </table:table-cell>
          <table:table-cell office:value-type="float" office:value="9486">
            <text:p>9486</text:p>
          </table:table-cell>
          <table:table-cell office:value-type="float" office:value="26550000">
            <text:p>26550000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20221019 07194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5">
            <text:p>8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41363721463463">
            <text:p>0.0341363721</text:p>
          </table:table-cell>
          <table:table-cell office:value-type="float" office:value="0.999741148443521">
            <text:p>0.9997411484</text:p>
          </table:table-cell>
          <table:table-cell office:value-type="float" office:value="820">
            <text:p>820</text:p>
          </table:table-cell>
          <table:table-cell office:value-type="float" office:value="909">
            <text:p>909</text:p>
          </table:table-cell>
          <table:table-cell office:value-type="float" office:value="7572">
            <text:p>7572</text:p>
          </table:table-cell>
          <table:table-cell office:value-type="float" office:value="26540000">
            <text:p>2654000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20221019 05412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05">
            <text:p>70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91235900043219">
            <text:p>0.01912359</text:p>
          </table:table-cell>
          <table:table-cell office:value-type="float" office:value="0.887734349384835">
            <text:p>0.8877343494</text:p>
          </table:table-cell>
          <table:table-cell office:value-type="float" office:value="2239">
            <text:p>2239</text:p>
          </table:table-cell>
          <table:table-cell office:value-type="float" office:value="437">
            <text:p>437</text:p>
          </table:table-cell>
          <table:table-cell office:value-type="float" office:value="7855">
            <text:p>7855</text:p>
          </table:table-cell>
          <table:table-cell office:value-type="float" office:value="26530000">
            <text:p>2653000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0221019 04583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029">
            <text:p>202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2647482653183">
            <text:p>0.0051264748</text:p>
          </table:table-cell>
          <table:table-cell office:value-type="float" office:value="0.379086196884635">
            <text:p>0.3790861969</text:p>
          </table:table-cell>
          <table:table-cell office:value-type="float" office:value="2771">
            <text:p>2771</text:p>
          </table:table-cell>
          <table:table-cell office:value-type="float" office:value="305">
            <text:p>305</text:p>
          </table:table-cell>
          <table:table-cell office:value-type="float" office:value="7727">
            <text:p>7727</text:p>
          </table:table-cell>
          <table:table-cell office:value-type="float" office:value="26470000">
            <text:p>2647000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0221019 05374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23">
            <text:p>122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6334909796084">
            <text:p>0.0050633491</text:p>
          </table:table-cell>
          <table:table-cell office:value-type="float" office:value="0.745831288789901">
            <text:p>0.7458312888</text:p>
          </table:table-cell>
          <table:table-cell office:value-type="float" office:value="2459">
            <text:p>2459</text:p>
          </table:table-cell>
          <table:table-cell office:value-type="float" office:value="868">
            <text:p>868</text:p>
          </table:table-cell>
          <table:table-cell office:value-type="float" office:value="7402">
            <text:p>7402</text:p>
          </table:table-cell>
          <table:table-cell office:value-type="float" office:value="26400000">
            <text:p>2640000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0221019 06205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70">
            <text:p>17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604914758238457">
            <text:p>0.0604914758</text:p>
          </table:table-cell>
          <table:table-cell office:value-type="float" office:value="0.651827879496862">
            <text:p>0.6518278795</text:p>
          </table:table-cell>
          <table:table-cell office:value-type="float" office:value="397">
            <text:p>397</text:p>
          </table:table-cell>
          <table:table-cell office:value-type="float" office:value="16">
            <text:p>16</text:p>
          </table:table-cell>
          <table:table-cell office:value-type="float" office:value="7647">
            <text:p>7647</text:p>
          </table:table-cell>
          <table:table-cell office:value-type="float" office:value="26390000">
            <text:p>2639000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20221019 05015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65">
            <text:p>106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7795768899815">
            <text:p>0.0051779577</text:p>
          </table:table-cell>
          <table:table-cell office:value-type="float" office:value="0.83282733653274">
            <text:p>0.8328273365</text:p>
          </table:table-cell>
          <table:table-cell office:value-type="float" office:value="2661">
            <text:p>2661</text:p>
          </table:table-cell>
          <table:table-cell office:value-type="float" office:value="18">
            <text:p>18</text:p>
          </table:table-cell>
          <table:table-cell office:value-type="float" office:value="7137">
            <text:p>7137</text:p>
          </table:table-cell>
          <table:table-cell office:value-type="float" office:value="26370000">
            <text:p>2637000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0221019 05113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8">
            <text:p>23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455914413978794">
            <text:p>0.0455914414</text:p>
          </table:table-cell>
          <table:table-cell office:value-type="float" office:value="0.255307891788131">
            <text:p>0.2553078918</text:p>
          </table:table-cell>
          <table:table-cell office:value-type="float" office:value="2500">
            <text:p>2500</text:p>
          </table:table-cell>
          <table:table-cell office:value-type="float" office:value="1024">
            <text:p>1024</text:p>
          </table:table-cell>
          <table:table-cell office:value-type="float" office:value="7982">
            <text:p>7982</text:p>
          </table:table-cell>
          <table:table-cell office:value-type="float" office:value="26360000">
            <text:p>2636000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0221019 06223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0">
            <text:p>12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698034469720538">
            <text:p>0.069803447</text:p>
          </table:table-cell>
          <table:table-cell office:value-type="float" office:value="0.776340210569566">
            <text:p>0.7763402106</text:p>
          </table:table-cell>
          <table:table-cell office:value-type="float" office:value="1644">
            <text:p>1644</text:p>
          </table:table-cell>
          <table:table-cell office:value-type="float" office:value="19">
            <text:p>19</text:p>
          </table:table-cell>
          <table:table-cell office:value-type="float" office:value="7350">
            <text:p>7350</text:p>
          </table:table-cell>
          <table:table-cell office:value-type="float" office:value="26260000">
            <text:p>2626000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20221019 05134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71">
            <text:p>17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14321474896934">
            <text:p>0.0314321475</text:p>
          </table:table-cell>
          <table:table-cell office:value-type="float" office:value="0.988766867564589">
            <text:p>0.9887668676</text:p>
          </table:table-cell>
          <table:table-cell office:value-type="float" office:value="2419">
            <text:p>2419</text:p>
          </table:table-cell>
          <table:table-cell office:value-type="float" office:value="1024">
            <text:p>1024</text:p>
          </table:table-cell>
          <table:table-cell office:value-type="float" office:value="7846">
            <text:p>7846</text:p>
          </table:table-cell>
          <table:table-cell office:value-type="float" office:value="26230000">
            <text:p>2623000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0221019 06200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62">
            <text:p>36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512814017331327">
            <text:p>0.0512814017</text:p>
          </table:table-cell>
          <table:table-cell office:value-type="float" office:value="0.997440842083933">
            <text:p>0.9974408421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7733">
            <text:p>7733</text:p>
          </table:table-cell>
          <table:table-cell office:value-type="float" office:value="26220000">
            <text:p>2622000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20221019 05104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67">
            <text:p>16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83344369050806">
            <text:p>0.0383344369</text:p>
          </table:table-cell>
          <table:table-cell office:value-type="float" office:value="0.5378287726361">
            <text:p>0.5378287726</text:p>
          </table:table-cell>
          <table:table-cell office:value-type="float" office:value="2194">
            <text:p>2194</text:p>
          </table:table-cell>
          <table:table-cell office:value-type="float" office:value="795">
            <text:p>795</text:p>
          </table:table-cell>
          <table:table-cell office:value-type="float" office:value="7218">
            <text:p>7218</text:p>
          </table:table-cell>
          <table:table-cell office:value-type="float" office:value="26210000">
            <text:p>2621000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0221019 05471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89">
            <text:p>58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80135083230489">
            <text:p>0.0180135083</text:p>
          </table:table-cell>
          <table:table-cell office:value-type="float" office:value="0.670745846125845">
            <text:p>0.6707458461</text:p>
          </table:table-cell>
          <table:table-cell office:value-type="float" office:value="3837">
            <text:p>3837</text:p>
          </table:table-cell>
          <table:table-cell office:value-type="float" office:value="752">
            <text:p>752</text:p>
          </table:table-cell>
          <table:table-cell office:value-type="float" office:value="7792">
            <text:p>7792</text:p>
          </table:table-cell>
          <table:table-cell office:value-type="float" office:value="26180000">
            <text:p>2618000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0221019 07355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96">
            <text:p>49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45710208510666">
            <text:p>0.0054571021</text:p>
          </table:table-cell>
          <table:table-cell office:value-type="float" office:value="0.999520117559711">
            <text:p>0.9995201176</text:p>
          </table:table-cell>
          <table:table-cell office:value-type="float" office:value="452">
            <text:p>452</text:p>
          </table:table-cell>
          <table:table-cell office:value-type="float" office:value="62">
            <text:p>62</text:p>
          </table:table-cell>
          <table:table-cell office:value-type="float" office:value="11011">
            <text:p>11011</text:p>
          </table:table-cell>
          <table:table-cell office:value-type="float" office:value="26140000">
            <text:p>2614000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20221019 04464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72">
            <text:p>27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02535722597968">
            <text:p>0.0302535723</text:p>
          </table:table-cell>
          <table:table-cell office:value-type="float" office:value="0.252814573133364">
            <text:p>0.2528145731</text:p>
          </table:table-cell>
          <table:table-cell office:value-type="float" office:value="2519">
            <text:p>2519</text:p>
          </table:table-cell>
          <table:table-cell office:value-type="float" office:value="1010">
            <text:p>1010</text:p>
          </table:table-cell>
          <table:table-cell office:value-type="float" office:value="9978">
            <text:p>9978</text:p>
          </table:table-cell>
          <table:table-cell office:value-type="float" office:value="26130000">
            <text:p>2613000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221019 05333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80">
            <text:p>28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33013044111349">
            <text:p>0.0333013044</text:p>
          </table:table-cell>
          <table:table-cell office:value-type="float" office:value="0.604156933459841">
            <text:p>0.6041569335</text:p>
          </table:table-cell>
          <table:table-cell office:value-type="float" office:value="2496">
            <text:p>2496</text:p>
          </table:table-cell>
          <table:table-cell office:value-type="float" office:value="1023">
            <text:p>1023</text:p>
          </table:table-cell>
          <table:table-cell office:value-type="float" office:value="8074">
            <text:p>8074</text:p>
          </table:table-cell>
          <table:table-cell office:value-type="float" office:value="26100000">
            <text:p>2610000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20221019 07104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440">
            <text:p>144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7145327249435">
            <text:p>0.0051714533</text:p>
          </table:table-cell>
          <table:table-cell office:value-type="float" office:value="0.219333162821157">
            <text:p>0.2193331628</text:p>
          </table:table-cell>
          <table:table-cell office:value-type="float" office:value="818">
            <text:p>818</text:p>
          </table:table-cell>
          <table:table-cell office:value-type="float" office:value="16">
            <text:p>16</text:p>
          </table:table-cell>
          <table:table-cell office:value-type="float" office:value="10684">
            <text:p>10684</text:p>
          </table:table-cell>
          <table:table-cell office:value-type="float" office:value="26080000">
            <text:p>26080000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20221019 05095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096">
            <text:p>209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1528525315154">
            <text:p>0.0051152853</text:p>
          </table:table-cell>
          <table:table-cell office:value-type="float" office:value="0.753968238037218">
            <text:p>0.753968238</text:p>
          </table:table-cell>
          <table:table-cell office:value-type="float" office:value="3643">
            <text:p>3643</text:p>
          </table:table-cell>
          <table:table-cell office:value-type="float" office:value="1023">
            <text:p>1023</text:p>
          </table:table-cell>
          <table:table-cell office:value-type="float" office:value="8594">
            <text:p>8594</text:p>
          </table:table-cell>
          <table:table-cell office:value-type="float" office:value="26020000">
            <text:p>2602000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0221019 07004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01">
            <text:p>80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09161993887364">
            <text:p>0.0209161994</text:p>
          </table:table-cell>
          <table:table-cell office:value-type="float" office:value="0.200608274542985">
            <text:p>0.2006082745</text:p>
          </table:table-cell>
          <table:table-cell office:value-type="float" office:value="3838">
            <text:p>3838</text:p>
          </table:table-cell>
          <table:table-cell office:value-type="float" office:value="16">
            <text:p>16</text:p>
          </table:table-cell>
          <table:table-cell office:value-type="float" office:value="9471">
            <text:p>9471</text:p>
          </table:table-cell>
          <table:table-cell office:value-type="float" office:value="26020000">
            <text:p>26020000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20221019 06251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33">
            <text:p>73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965544811194043">
            <text:p>0.0096554481</text:p>
          </table:table-cell>
          <table:table-cell office:value-type="float" office:value="0.965113377733458">
            <text:p>0.9651133777</text:p>
          </table:table-cell>
          <table:table-cell office:value-type="float" office:value="2931">
            <text:p>2931</text:p>
          </table:table-cell>
          <table:table-cell office:value-type="float" office:value="746">
            <text:p>746</text:p>
          </table:table-cell>
          <table:table-cell office:value-type="float" office:value="7835">
            <text:p>7835</text:p>
          </table:table-cell>
          <table:table-cell office:value-type="float" office:value="26010000">
            <text:p>2601000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20221019 04423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9">
            <text:p>13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698922060873592">
            <text:p>0.0698922061</text:p>
          </table:table-cell>
          <table:table-cell office:value-type="float" office:value="0.890453731175512">
            <text:p>0.8904537312</text:p>
          </table:table-cell>
          <table:table-cell office:value-type="float" office:value="5764">
            <text:p>5764</text:p>
          </table:table-cell>
          <table:table-cell office:value-type="float" office:value="500">
            <text:p>500</text:p>
          </table:table-cell>
          <table:table-cell office:value-type="float" office:value="7309">
            <text:p>7309</text:p>
          </table:table-cell>
          <table:table-cell office:value-type="float" office:value="25870000">
            <text:p>2587000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221019 06524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12">
            <text:p>61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64943536622715">
            <text:p>0.0264943537</text:p>
          </table:table-cell>
          <table:table-cell office:value-type="float" office:value="0.213488202653541">
            <text:p>0.2134882027</text:p>
          </table:table-cell>
          <table:table-cell office:value-type="float" office:value="5985">
            <text:p>5985</text:p>
          </table:table-cell>
          <table:table-cell office:value-type="float" office:value="186">
            <text:p>186</text:p>
          </table:table-cell>
          <table:table-cell office:value-type="float" office:value="7707">
            <text:p>7707</text:p>
          </table:table-cell>
          <table:table-cell office:value-type="float" office:value="25870000">
            <text:p>2587000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20221019 09114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28">
            <text:p>32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614302572554836">
            <text:p>0.0614302573</text:p>
          </table:table-cell>
          <table:table-cell office:value-type="float" office:value="0.999336888843843">
            <text:p>0.9993368888</text:p>
          </table:table-cell>
          <table:table-cell office:value-type="float" office:value="6525">
            <text:p>6525</text:p>
          </table:table-cell>
          <table:table-cell office:value-type="float" office:value="28">
            <text:p>28</text:p>
          </table:table-cell>
          <table:table-cell office:value-type="float" office:value="8032">
            <text:p>8032</text:p>
          </table:table-cell>
          <table:table-cell office:value-type="float" office:value="25860000">
            <text:p>2586000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20221019 06511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63">
            <text:p>66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41199872477848">
            <text:p>0.0054119987</text:p>
          </table:table-cell>
          <table:table-cell office:value-type="float" office:value="0.989236886730522">
            <text:p>0.9892368867</text:p>
          </table:table-cell>
          <table:table-cell office:value-type="float" office:value="2488">
            <text:p>2488</text:p>
          </table:table-cell>
          <table:table-cell office:value-type="float" office:value="134">
            <text:p>134</text:p>
          </table:table-cell>
          <table:table-cell office:value-type="float" office:value="10148">
            <text:p>10148</text:p>
          </table:table-cell>
          <table:table-cell office:value-type="float" office:value="25790000">
            <text:p>2579000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20221019 07273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14">
            <text:p>61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27711200289969">
            <text:p>0.02277112</text:p>
          </table:table-cell>
          <table:table-cell office:value-type="float" office:value="0.200278427183758">
            <text:p>0.2002784272</text:p>
          </table:table-cell>
          <table:table-cell office:value-type="float" office:value="3181">
            <text:p>3181</text:p>
          </table:table-cell>
          <table:table-cell office:value-type="float" office:value="16">
            <text:p>16</text:p>
          </table:table-cell>
          <table:table-cell office:value-type="float" office:value="6586">
            <text:p>6586</text:p>
          </table:table-cell>
          <table:table-cell office:value-type="float" office:value="25790000">
            <text:p>2579000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20221019 07292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70">
            <text:p>77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65800721562231">
            <text:p>0.0265800722</text:p>
          </table:table-cell>
          <table:table-cell office:value-type="float" office:value="0.941747194295162">
            <text:p>0.9417471943</text:p>
          </table:table-cell>
          <table:table-cell office:value-type="float" office:value="4676">
            <text:p>4676</text:p>
          </table:table-cell>
          <table:table-cell office:value-type="float" office:value="17">
            <text:p>17</text:p>
          </table:table-cell>
          <table:table-cell office:value-type="float" office:value="8554">
            <text:p>8554</text:p>
          </table:table-cell>
          <table:table-cell office:value-type="float" office:value="25780000">
            <text:p>2578000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20221019 06455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004">
            <text:p>200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641248141350254">
            <text:p>0.0064124814</text:p>
          </table:table-cell>
          <table:table-cell office:value-type="float" office:value="0.692485150089255">
            <text:p>0.6924851501</text:p>
          </table:table-cell>
          <table:table-cell office:value-type="float" office:value="6150">
            <text:p>6150</text:p>
          </table:table-cell>
          <table:table-cell office:value-type="float" office:value="27">
            <text:p>27</text:p>
          </table:table-cell>
          <table:table-cell office:value-type="float" office:value="9196">
            <text:p>9196</text:p>
          </table:table-cell>
          <table:table-cell office:value-type="float" office:value="25770000">
            <text:p>25770000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20221019 07275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27043247200242">
            <text:p>0.2270432472</text:p>
          </table:table-cell>
          <table:table-cell office:value-type="float" office:value="0.999795157345999">
            <text:p>0.9997951573</text:p>
          </table:table-cell>
          <table:table-cell office:value-type="float" office:value="6255">
            <text:p>6255</text:p>
          </table:table-cell>
          <table:table-cell office:value-type="float" office:value="16">
            <text:p>16</text:p>
          </table:table-cell>
          <table:table-cell office:value-type="float" office:value="8715">
            <text:p>8715</text:p>
          </table:table-cell>
          <table:table-cell office:value-type="float" office:value="25770000">
            <text:p>2577000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20221019 09061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044">
            <text:p>204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24776426290999">
            <text:p>0.0052477643</text:p>
          </table:table-cell>
          <table:table-cell office:value-type="float" office:value="0.245917428056161">
            <text:p>0.2459174281</text:p>
          </table:table-cell>
          <table:table-cell office:value-type="float" office:value="3639">
            <text:p>3639</text:p>
          </table:table-cell>
          <table:table-cell office:value-type="float" office:value="934">
            <text:p>934</text:p>
          </table:table-cell>
          <table:table-cell office:value-type="float" office:value="10804">
            <text:p>10804</text:p>
          </table:table-cell>
          <table:table-cell office:value-type="float" office:value="25760000">
            <text:p>2576000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20221019 05322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010">
            <text:p>201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93135650936977">
            <text:p>0.0059313565</text:p>
          </table:table-cell>
          <table:table-cell office:value-type="float" office:value="0.200922272507983">
            <text:p>0.2009222725</text:p>
          </table:table-cell>
          <table:table-cell office:value-type="float" office:value="6330">
            <text:p>6330</text:p>
          </table:table-cell>
          <table:table-cell office:value-type="float" office:value="16">
            <text:p>16</text:p>
          </table:table-cell>
          <table:table-cell office:value-type="float" office:value="10535">
            <text:p>10535</text:p>
          </table:table-cell>
          <table:table-cell office:value-type="float" office:value="25730000">
            <text:p>2573000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0221019 06001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71">
            <text:p>117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7692190351231">
            <text:p>0.0051769219</text:p>
          </table:table-cell>
          <table:table-cell office:value-type="float" office:value="0.99987180844275">
            <text:p>0.9998718084</text:p>
          </table:table-cell>
          <table:table-cell office:value-type="float" office:value="7125">
            <text:p>7125</text:p>
          </table:table-cell>
          <table:table-cell office:value-type="float" office:value="22">
            <text:p>22</text:p>
          </table:table-cell>
          <table:table-cell office:value-type="float" office:value="9536">
            <text:p>9536</text:p>
          </table:table-cell>
          <table:table-cell office:value-type="float" office:value="25730000">
            <text:p>2573000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0221019 06095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46">
            <text:p>104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947335541080467">
            <text:p>0.0094733554</text:p>
          </table:table-cell>
          <table:table-cell office:value-type="float" office:value="0.676774007154023">
            <text:p>0.6767740072</text:p>
          </table:table-cell>
          <table:table-cell office:value-type="float" office:value="30">
            <text:p>30</text:p>
          </table:table-cell>
          <table:table-cell office:value-type="float" office:value="983">
            <text:p>983</text:p>
          </table:table-cell>
          <table:table-cell office:value-type="float" office:value="7811">
            <text:p>7811</text:p>
          </table:table-cell>
          <table:table-cell office:value-type="float" office:value="25660000">
            <text:p>2566000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0221019 06584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02">
            <text:p>20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693433964747633">
            <text:p>0.0693433965</text:p>
          </table:table-cell>
          <table:table-cell office:value-type="float" office:value="0.817059340839511">
            <text:p>0.8170593408</text:p>
          </table:table-cell>
          <table:table-cell office:value-type="float" office:value="7324">
            <text:p>7324</text:p>
          </table:table-cell>
          <table:table-cell office:value-type="float" office:value="955">
            <text:p>955</text:p>
          </table:table-cell>
          <table:table-cell office:value-type="float" office:value="8734">
            <text:p>8734</text:p>
          </table:table-cell>
          <table:table-cell office:value-type="float" office:value="25660000">
            <text:p>25660000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20221019 08010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873">
            <text:p>187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3325714052385">
            <text:p>0.0051332571</text:p>
          </table:table-cell>
          <table:table-cell office:value-type="float" office:value="0.206470392808827">
            <text:p>0.2064703928</text:p>
          </table:table-cell>
          <table:table-cell office:value-type="float" office:value="6">
            <text:p>6</text:p>
          </table:table-cell>
          <table:table-cell office:value-type="float" office:value="647">
            <text:p>647</text:p>
          </table:table-cell>
          <table:table-cell office:value-type="float" office:value="9734">
            <text:p>9734</text:p>
          </table:table-cell>
          <table:table-cell office:value-type="float" office:value="25660000">
            <text:p>25660000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20221019 07111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11">
            <text:p>21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0578826391308">
            <text:p>0.1057882639</text:p>
          </table:table-cell>
          <table:table-cell office:value-type="float" office:value="0.200286740803174">
            <text:p>0.2002867408</text:p>
          </table:table-cell>
          <table:table-cell office:value-type="float" office:value="7493">
            <text:p>7493</text:p>
          </table:table-cell>
          <table:table-cell office:value-type="float" office:value="18">
            <text:p>18</text:p>
          </table:table-cell>
          <table:table-cell office:value-type="float" office:value="8846">
            <text:p>8846</text:p>
          </table:table-cell>
          <table:table-cell office:value-type="float" office:value="25590000">
            <text:p>25590000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20221019 05130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67">
            <text:p>46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85555814289816">
            <text:p>0.0285555814</text:p>
          </table:table-cell>
          <table:table-cell office:value-type="float" office:value="0.526140009009896">
            <text:p>0.526140009</text:p>
          </table:table-cell>
          <table:table-cell office:value-type="float" office:value="7989">
            <text:p>7989</text:p>
          </table:table-cell>
          <table:table-cell office:value-type="float" office:value="16">
            <text:p>16</text:p>
          </table:table-cell>
          <table:table-cell office:value-type="float" office:value="7418">
            <text:p>7418</text:p>
          </table:table-cell>
          <table:table-cell office:value-type="float" office:value="25570000">
            <text:p>2557000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0221019 07260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4">
            <text:p>9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909010357326669">
            <text:p>0.0909010357</text:p>
          </table:table-cell>
          <table:table-cell office:value-type="float" office:value="0.999462818769106">
            <text:p>0.9994628188</text:p>
          </table:table-cell>
          <table:table-cell office:value-type="float" office:value="5302">
            <text:p>5302</text:p>
          </table:table-cell>
          <table:table-cell office:value-type="float" office:value="1014">
            <text:p>1014</text:p>
          </table:table-cell>
          <table:table-cell office:value-type="float" office:value="9579">
            <text:p>9579</text:p>
          </table:table-cell>
          <table:table-cell office:value-type="float" office:value="25490000">
            <text:p>2549000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20221019 07252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81">
            <text:p>28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49938760245734">
            <text:p>0.034993876</text:p>
          </table:table-cell>
          <table:table-cell office:value-type="float" office:value="0.200446996444215">
            <text:p>0.2004469964</text:p>
          </table:table-cell>
          <table:table-cell office:value-type="float" office:value="5072">
            <text:p>5072</text:p>
          </table:table-cell>
          <table:table-cell office:value-type="float" office:value="1020">
            <text:p>1020</text:p>
          </table:table-cell>
          <table:table-cell office:value-type="float" office:value="9423">
            <text:p>9423</text:p>
          </table:table-cell>
          <table:table-cell office:value-type="float" office:value="25480000">
            <text:p>2548000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20221019 04411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99840129252465">
            <text:p>0.0998401293</text:p>
          </table:table-cell>
          <table:table-cell office:value-type="float" office:value="0.723285818127915">
            <text:p>0.7232858181</text:p>
          </table:table-cell>
          <table:table-cell office:value-type="float" office:value="3139">
            <text:p>3139</text:p>
          </table:table-cell>
          <table:table-cell office:value-type="float" office:value="255">
            <text:p>255</text:p>
          </table:table-cell>
          <table:table-cell office:value-type="float" office:value="10206">
            <text:p>10206</text:p>
          </table:table-cell>
          <table:table-cell office:value-type="float" office:value="25430000">
            <text:p>25430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21019 06143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6951241061209">
            <text:p>0.1695124106</text:p>
          </table:table-cell>
          <table:table-cell office:value-type="float" office:value="0.998265156925559">
            <text:p>0.9982651569</text:p>
          </table:table-cell>
          <table:table-cell office:value-type="float" office:value="7999">
            <text:p>7999</text:p>
          </table:table-cell>
          <table:table-cell office:value-type="float" office:value="16">
            <text:p>16</text:p>
          </table:table-cell>
          <table:table-cell office:value-type="float" office:value="7491">
            <text:p>7491</text:p>
          </table:table-cell>
          <table:table-cell office:value-type="float" office:value="25420000">
            <text:p>2542000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20221019 08301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34">
            <text:p>83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06319745519801">
            <text:p>0.0106319746</text:p>
          </table:table-cell>
          <table:table-cell office:value-type="float" office:value="0.43559709439785">
            <text:p>0.4355970944</text:p>
          </table:table-cell>
          <table:table-cell office:value-type="float" office:value="6708">
            <text:p>6708</text:p>
          </table:table-cell>
          <table:table-cell office:value-type="float" office:value="1021">
            <text:p>1021</text:p>
          </table:table-cell>
          <table:table-cell office:value-type="float" office:value="7785">
            <text:p>7785</text:p>
          </table:table-cell>
          <table:table-cell office:value-type="float" office:value="25390000">
            <text:p>2539000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20221019 04520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98138930836285">
            <text:p>0.1981389308</text:p>
          </table:table-cell>
          <table:table-cell office:value-type="float" office:value="0.836335877776146">
            <text:p>0.8363358778</text:p>
          </table:table-cell>
          <table:table-cell office:value-type="float" office:value="3439">
            <text:p>3439</text:p>
          </table:table-cell>
          <table:table-cell office:value-type="float" office:value="747">
            <text:p>747</text:p>
          </table:table-cell>
          <table:table-cell office:value-type="float" office:value="8419">
            <text:p>8419</text:p>
          </table:table-cell>
          <table:table-cell office:value-type="float" office:value="25330000">
            <text:p>2533000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0221019 06395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31479031977744">
            <text:p>0.131479032</text:p>
          </table:table-cell>
          <table:table-cell office:value-type="float" office:value="0.433543463733742">
            <text:p>0.4335434637</text:p>
          </table:table-cell>
          <table:table-cell office:value-type="float" office:value="2633">
            <text:p>2633</text:p>
          </table:table-cell>
          <table:table-cell office:value-type="float" office:value="787">
            <text:p>787</text:p>
          </table:table-cell>
          <table:table-cell office:value-type="float" office:value="7472">
            <text:p>7472</text:p>
          </table:table-cell>
          <table:table-cell office:value-type="float" office:value="25300000">
            <text:p>2530000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20221019 05210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849">
            <text:p>184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31385364832498">
            <text:p>0.0053138536</text:p>
          </table:table-cell>
          <table:table-cell office:value-type="float" office:value="0.268266567278185">
            <text:p>0.2682665673</text:p>
          </table:table-cell>
          <table:table-cell office:value-type="float" office:value="7995">
            <text:p>7995</text:p>
          </table:table-cell>
          <table:table-cell office:value-type="float" office:value="919">
            <text:p>919</text:p>
          </table:table-cell>
          <table:table-cell office:value-type="float" office:value="10082">
            <text:p>10082</text:p>
          </table:table-cell>
          <table:table-cell office:value-type="float" office:value="25280000">
            <text:p>252800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20221019 08365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886">
            <text:p>188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1411494451112">
            <text:p>0.0050141149</text:p>
          </table:table-cell>
          <table:table-cell office:value-type="float" office:value="0.200229204592891">
            <text:p>0.2002292046</text:p>
          </table:table-cell>
          <table:table-cell office:value-type="float" office:value="1408">
            <text:p>1408</text:p>
          </table:table-cell>
          <table:table-cell office:value-type="float" office:value="1010">
            <text:p>1010</text:p>
          </table:table-cell>
          <table:table-cell office:value-type="float" office:value="5004">
            <text:p>5004</text:p>
          </table:table-cell>
          <table:table-cell office:value-type="float" office:value="25280000">
            <text:p>25280000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20221019 04495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47">
            <text:p>104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16583858904778">
            <text:p>0.0116583859</text:p>
          </table:table-cell>
          <table:table-cell office:value-type="float" office:value="0.99518835500814">
            <text:p>0.995188355</text:p>
          </table:table-cell>
          <table:table-cell office:value-type="float" office:value="7038">
            <text:p>7038</text:p>
          </table:table-cell>
          <table:table-cell office:value-type="float" office:value="928">
            <text:p>928</text:p>
          </table:table-cell>
          <table:table-cell office:value-type="float" office:value="6134">
            <text:p>6134</text:p>
          </table:table-cell>
          <table:table-cell office:value-type="float" office:value="25260000">
            <text:p>2526000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21019 07441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43">
            <text:p>104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34879462608646">
            <text:p>0.0134879463</text:p>
          </table:table-cell>
          <table:table-cell office:value-type="float" office:value="0.2004624044827">
            <text:p>0.2004624045</text:p>
          </table:table-cell>
          <table:table-cell office:value-type="float" office:value="7994">
            <text:p>7994</text:p>
          </table:table-cell>
          <table:table-cell office:value-type="float" office:value="959">
            <text:p>959</text:p>
          </table:table-cell>
          <table:table-cell office:value-type="float" office:value="6272">
            <text:p>6272</text:p>
          </table:table-cell>
          <table:table-cell office:value-type="float" office:value="25220000">
            <text:p>2522000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20221019 08420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23">
            <text:p>232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5633242720974">
            <text:p>0.0051563324</text:p>
          </table:table-cell>
          <table:table-cell office:value-type="float" office:value="0.869782713046549">
            <text:p>0.869782713</text:p>
          </table:table-cell>
          <table:table-cell office:value-type="float" office:value="5909">
            <text:p>5909</text:p>
          </table:table-cell>
          <table:table-cell office:value-type="float" office:value="643">
            <text:p>643</text:p>
          </table:table-cell>
          <table:table-cell office:value-type="float" office:value="10681">
            <text:p>10681</text:p>
          </table:table-cell>
          <table:table-cell office:value-type="float" office:value="25200000">
            <text:p>2520000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20221019 05420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23">
            <text:p>22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16071279782729">
            <text:p>0.021607128</text:p>
          </table:table-cell>
          <table:table-cell office:value-type="float" office:value="0.66394821086569">
            <text:p>0.6639482109</text:p>
          </table:table-cell>
          <table:table-cell office:value-type="float" office:value="1494">
            <text:p>1494</text:p>
          </table:table-cell>
          <table:table-cell office:value-type="float" office:value="19">
            <text:p>19</text:p>
          </table:table-cell>
          <table:table-cell office:value-type="float" office:value="5605">
            <text:p>5605</text:p>
          </table:table-cell>
          <table:table-cell office:value-type="float" office:value="25190000">
            <text:p>2519000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0221019 07254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4">
            <text:p>15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1950923107928">
            <text:p>0.1195092311</text:p>
          </table:table-cell>
          <table:table-cell office:value-type="float" office:value="0.70456603825792">
            <text:p>0.7045660383</text:p>
          </table:table-cell>
          <table:table-cell office:value-type="float" office:value="6738">
            <text:p>6738</text:p>
          </table:table-cell>
          <table:table-cell office:value-type="float" office:value="17">
            <text:p>17</text:p>
          </table:table-cell>
          <table:table-cell office:value-type="float" office:value="6607">
            <text:p>6607</text:p>
          </table:table-cell>
          <table:table-cell office:value-type="float" office:value="25190000">
            <text:p>2519000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20221019 06140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99792532545061">
            <text:p>0.2997925325</text:p>
          </table:table-cell>
          <table:table-cell office:value-type="float" office:value="0.998762494890655">
            <text:p>0.9987624949</text:p>
          </table:table-cell>
          <table:table-cell office:value-type="float" office:value="7984">
            <text:p>7984</text:p>
          </table:table-cell>
          <table:table-cell office:value-type="float" office:value="26">
            <text:p>26</text:p>
          </table:table-cell>
          <table:table-cell office:value-type="float" office:value="6773">
            <text:p>6773</text:p>
          </table:table-cell>
          <table:table-cell office:value-type="float" office:value="25180000">
            <text:p>2518000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21019 07361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90771739120627">
            <text:p>0.2907717391</text:p>
          </table:table-cell>
          <table:table-cell office:value-type="float" office:value="0.855401861896935">
            <text:p>0.8554018619</text:p>
          </table:table-cell>
          <table:table-cell office:value-type="float" office:value="7996">
            <text:p>7996</text:p>
          </table:table-cell>
          <table:table-cell office:value-type="float" office:value="76">
            <text:p>76</text:p>
          </table:table-cell>
          <table:table-cell office:value-type="float" office:value="9698">
            <text:p>9698</text:p>
          </table:table-cell>
          <table:table-cell office:value-type="float" office:value="25170000">
            <text:p>2517000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20221019 04441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2">
            <text:p>8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19776174139464">
            <text:p>0.2197761741</text:p>
          </table:table-cell>
          <table:table-cell office:value-type="float" office:value="0.379697397015989">
            <text:p>0.379697397</text:p>
          </table:table-cell>
          <table:table-cell office:value-type="float" office:value="6518">
            <text:p>6518</text:p>
          </table:table-cell>
          <table:table-cell office:value-type="float" office:value="653">
            <text:p>653</text:p>
          </table:table-cell>
          <table:table-cell office:value-type="float" office:value="7923">
            <text:p>7923</text:p>
          </table:table-cell>
          <table:table-cell office:value-type="float" office:value="25040000">
            <text:p>2504000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221019 04470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9">
            <text:p>11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888028502411325">
            <text:p>0.0888028502</text:p>
          </table:table-cell>
          <table:table-cell office:value-type="float" office:value="0.842802674891427">
            <text:p>0.8428026749</text:p>
          </table:table-cell>
          <table:table-cell office:value-type="float" office:value="7504">
            <text:p>7504</text:p>
          </table:table-cell>
          <table:table-cell office:value-type="float" office:value="168">
            <text:p>168</text:p>
          </table:table-cell>
          <table:table-cell office:value-type="float" office:value="11979">
            <text:p>11979</text:p>
          </table:table-cell>
          <table:table-cell office:value-type="float" office:value="24850000">
            <text:p>2485000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221019 08505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732">
            <text:p>473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1826007688305">
            <text:p>0.0050182601</text:p>
          </table:table-cell>
          <table:table-cell office:value-type="float" office:value="0.915791328436464">
            <text:p>0.9157913284</text:p>
          </table:table-cell>
          <table:table-cell office:value-type="float" office:value="5700">
            <text:p>5700</text:p>
          </table:table-cell>
          <table:table-cell office:value-type="float" office:value="25">
            <text:p>25</text:p>
          </table:table-cell>
          <table:table-cell office:value-type="float" office:value="5017">
            <text:p>5017</text:p>
          </table:table-cell>
          <table:table-cell office:value-type="float" office:value="24850000">
            <text:p>2485000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20221019 04435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79595653725031">
            <text:p>0.1795956537</text:p>
          </table:table-cell>
          <table:table-cell office:value-type="float" office:value="0.945435672607273">
            <text:p>0.9454356726</text:p>
          </table:table-cell>
          <table:table-cell office:value-type="float" office:value="1265">
            <text:p>1265</text:p>
          </table:table-cell>
          <table:table-cell office:value-type="float" office:value="136">
            <text:p>136</text:p>
          </table:table-cell>
          <table:table-cell office:value-type="float" office:value="5830">
            <text:p>5830</text:p>
          </table:table-cell>
          <table:table-cell office:value-type="float" office:value="24820000">
            <text:p>2482000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221019 04420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6">
            <text:p>8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23532827648276">
            <text:p>0.1235328276</text:p>
          </table:table-cell>
          <table:table-cell office:value-type="float" office:value="0.669307016413659">
            <text:p>0.6693070164</text:p>
          </table:table-cell>
          <table:table-cell office:value-type="float" office:value="137">
            <text:p>137</text:p>
          </table:table-cell>
          <table:table-cell office:value-type="float" office:value="531">
            <text:p>531</text:p>
          </table:table-cell>
          <table:table-cell office:value-type="float" office:value="8982">
            <text:p>8982</text:p>
          </table:table-cell>
          <table:table-cell office:value-type="float" office:value="24680000">
            <text:p>246800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221019 06190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1">
            <text:p>9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46230658256061">
            <text:p>0.2462306583</text:p>
          </table:table-cell>
          <table:table-cell office:value-type="float" office:value="0.999734181595216">
            <text:p>0.9997341816</text:p>
          </table:table-cell>
          <table:table-cell office:value-type="float" office:value="7999">
            <text:p>7999</text:p>
          </table:table-cell>
          <table:table-cell office:value-type="float" office:value="967">
            <text:p>967</text:p>
          </table:table-cell>
          <table:table-cell office:value-type="float" office:value="6465">
            <text:p>6465</text:p>
          </table:table-cell>
          <table:table-cell office:value-type="float" office:value="24590000">
            <text:p>2459000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20221019 08310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99703188497695">
            <text:p>0.2997031885</text:p>
          </table:table-cell>
          <table:table-cell office:value-type="float" office:value="0.205749861957281">
            <text:p>0.205749862</text:p>
          </table:table-cell>
          <table:table-cell office:value-type="float" office:value="7999">
            <text:p>7999</text:p>
          </table:table-cell>
          <table:table-cell office:value-type="float" office:value="62">
            <text:p>62</text:p>
          </table:table-cell>
          <table:table-cell office:value-type="float" office:value="5825">
            <text:p>5825</text:p>
          </table:table-cell>
          <table:table-cell office:value-type="float" office:value="24510000">
            <text:p>2451000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20221019 07443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99771346027017">
            <text:p>0.299771346</text:p>
          </table:table-cell>
          <table:table-cell office:value-type="float" office:value="0.999946128335419">
            <text:p>0.9999461283</text:p>
          </table:table-cell>
          <table:table-cell office:value-type="float" office:value="4909">
            <text:p>4909</text:p>
          </table:table-cell>
          <table:table-cell office:value-type="float" office:value="44">
            <text:p>44</text:p>
          </table:table-cell>
          <table:table-cell office:value-type="float" office:value="6756">
            <text:p>6756</text:p>
          </table:table-cell>
          <table:table-cell office:value-type="float" office:value="24410000">
            <text:p>2441000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20221019 04453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42085627961729">
            <text:p>0.242085628</text:p>
          </table:table-cell>
          <table:table-cell office:value-type="float" office:value="0.625515401521698">
            <text:p>0.6255154015</text:p>
          </table:table-cell>
          <table:table-cell office:value-type="float" office:value="4304">
            <text:p>4304</text:p>
          </table:table-cell>
          <table:table-cell office:value-type="float" office:value="94">
            <text:p>94</text:p>
          </table:table-cell>
          <table:table-cell office:value-type="float" office:value="9331">
            <text:p>9331</text:p>
          </table:table-cell>
          <table:table-cell office:value-type="float" office:value="24300000">
            <text:p>2430000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221019 04404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2676499050745">
            <text:p>0.2267649905</text:p>
          </table:table-cell>
          <table:table-cell office:value-type="float" office:value="0.719052673857659">
            <text:p>0.7190526739</text:p>
          </table:table-cell>
          <table:table-cell office:value-type="float" office:value="4828">
            <text:p>4828</text:p>
          </table:table-cell>
          <table:table-cell office:value-type="float" office:value="376">
            <text:p>376</text:p>
          </table:table-cell>
          <table:table-cell office:value-type="float" office:value="10668">
            <text:p>10668</text:p>
          </table:table-cell>
          <table:table-cell office:value-type="float" office:value="24270000">
            <text:p>24270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21019 04515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9">
            <text:p>7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3949900582165">
            <text:p>0.1394990058</text:p>
          </table:table-cell>
          <table:table-cell office:value-type="float" office:value="0.28863959540613">
            <text:p>0.2886395954</text:p>
          </table:table-cell>
          <table:table-cell office:value-type="float" office:value="7893">
            <text:p>7893</text:p>
          </table:table-cell>
          <table:table-cell office:value-type="float" office:value="430">
            <text:p>430</text:p>
          </table:table-cell>
          <table:table-cell office:value-type="float" office:value="12831">
            <text:p>12831</text:p>
          </table:table-cell>
          <table:table-cell office:value-type="float" office:value="24180000">
            <text:p>2418000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221019 04432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5">
            <text:p>10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17964977533498">
            <text:p>0.1179649775</text:p>
          </table:table-cell>
          <table:table-cell office:value-type="float" office:value="0.427896328726783">
            <text:p>0.4278963287</text:p>
          </table:table-cell>
          <table:table-cell office:value-type="float" office:value="4772">
            <text:p>4772</text:p>
          </table:table-cell>
          <table:table-cell office:value-type="float" office:value="860">
            <text:p>860</text:p>
          </table:table-cell>
          <table:table-cell office:value-type="float" office:value="5193">
            <text:p>5193</text:p>
          </table:table-cell>
          <table:table-cell office:value-type="float" office:value="24100000">
            <text:p>2410000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221019 04451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10">
            <text:p>21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76765375988325">
            <text:p>0.0376765376</text:p>
          </table:table-cell>
          <table:table-cell office:value-type="float" office:value="0.461790258930996">
            <text:p>0.4617902589</text:p>
          </table:table-cell>
          <table:table-cell office:value-type="float" office:value="3884">
            <text:p>3884</text:p>
          </table:table-cell>
          <table:table-cell office:value-type="float" office:value="281">
            <text:p>281</text:p>
          </table:table-cell>
          <table:table-cell office:value-type="float" office:value="13178">
            <text:p>13178</text:p>
          </table:table-cell>
          <table:table-cell office:value-type="float" office:value="24050000">
            <text:p>2405000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221019 04425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70234798372374">
            <text:p>0.2702347984</text:p>
          </table:table-cell>
          <table:table-cell office:value-type="float" office:value="0.334294350966811">
            <text:p>0.334294351</text:p>
          </table:table-cell>
          <table:table-cell office:value-type="float" office:value="1145">
            <text:p>1145</text:p>
          </table:table-cell>
          <table:table-cell office:value-type="float" office:value="796">
            <text:p>796</text:p>
          </table:table-cell>
          <table:table-cell office:value-type="float" office:value="11118">
            <text:p>11118</text:p>
          </table:table-cell>
          <table:table-cell office:value-type="float" office:value="22970000">
            <text:p>2297000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221019 04405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82384336770279">
            <text:p>0.1823843368</text:p>
          </table:table-cell>
          <table:table-cell office:value-type="float" office:value="0.5891532068979">
            <text:p>0.5891532069</text:p>
          </table:table-cell>
          <table:table-cell office:value-type="float" office:value="5389">
            <text:p>5389</text:p>
          </table:table-cell>
          <table:table-cell office:value-type="float" office:value="598">
            <text:p>598</text:p>
          </table:table-cell>
          <table:table-cell office:value-type="float" office:value="12259">
            <text:p>12259</text:p>
          </table:table-cell>
          <table:table-cell office:value-type="float" office:value="22930000">
            <text:p>22930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21019 04452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76901581451995">
            <text:p>0.2769015815</text:p>
          </table:table-cell>
          <table:table-cell office:value-type="float" office:value="0.219542958540842">
            <text:p>0.2195429585</text:p>
          </table:table-cell>
          <table:table-cell office:value-type="float" office:value="6373">
            <text:p>6373</text:p>
          </table:table-cell>
          <table:table-cell office:value-type="float" office:value="910">
            <text:p>910</text:p>
          </table:table-cell>
          <table:table-cell office:value-type="float" office:value="13830">
            <text:p>13830</text:p>
          </table:table-cell>
          <table:table-cell office:value-type="float" office:value="22340000">
            <text:p>2234000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21019 04501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5725580684474">
            <text:p>0.1572558068</text:p>
          </table:table-cell>
          <table:table-cell office:value-type="float" office:value="0.50254293506965">
            <text:p>0.5025429351</text:p>
          </table:table-cell>
          <table:table-cell office:value-type="float" office:value="673">
            <text:p>673</text:p>
          </table:table-cell>
          <table:table-cell office:value-type="float" office:value="348">
            <text:p>348</text:p>
          </table:table-cell>
          <table:table-cell office:value-type="float" office:value="14841">
            <text:p>14841</text:p>
          </table:table-cell>
          <table:table-cell office:value-type="float" office:value="21440000">
            <text:p>2144000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221019 04433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93558102366514">
            <text:p>0.2935581024</text:p>
          </table:table-cell>
          <table:table-cell office:value-type="float" office:value="0.761193333761767">
            <text:p>0.7611933338</text:p>
          </table:table-cell>
          <table:table-cell office:value-type="float" office:value="1702">
            <text:p>1702</text:p>
          </table:table-cell>
          <table:table-cell office:value-type="float" office:value="693">
            <text:p>693</text:p>
          </table:table-cell>
          <table:table-cell office:value-type="float" office:value="14226">
            <text:p>14226</text:p>
          </table:table-cell>
          <table:table-cell office:value-type="float" office:value="20110000">
            <text:p>2011000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221019 06141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84389289367177">
            <text:p>0.2843892894</text:p>
          </table:table-cell>
          <table:table-cell office:value-type="float" office:value="0.259759247348931">
            <text:p>0.2597592473</text:p>
          </table:table-cell>
          <table:table-cell office:value-type="float" office:value="180">
            <text:p>180</text:p>
          </table:table-cell>
          <table:table-cell office:value-type="float" office:value="17">
            <text:p>17</text:p>
          </table:table-cell>
          <table:table-cell office:value-type="float" office:value="6916">
            <text:p>6916</text:p>
          </table:table-cell>
          <table:table-cell office:value-type="float" office:value="19770000">
            <text:p>19770000</text:p>
          </table:table-cell>
          <table:table-cell office:value-type="float" office:value="51">
            <text:p>51</text:p>
          </table:table-cell>
        </table:table-row>
      </table:table>
      <table:database-ranges>
        <table:database-range table:target-range-address="Sheet1.A2:Sheet1.V121" table:contains-header="false">
          <table:sort>
            <table:sort-by table:field-number="2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9">10/19/2022</text:date>, <text:time>17:1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0-19T17:18:13.01</dc:date>
    <dc:creator>Gabriel Scoccola</dc:creator>
    <meta:document-statistic meta:table-count="1" meta:cell-count="2596" meta:object-count="0"/>
    <meta:generator>OpenOffice/4.1.7$Win32 OpenOffice.org_project/417m1$Build-9800</meta:generator>
  </office:meta>
</office:document-meta>
</file>